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gaspacho_(andalousie)">
            <text:p>gaspacho_(andalousie)</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oleslaw">
            <text:p>Colesla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de lentilles">
            <text:p>Salade de lentilles</text:p>
          </table:table-cell>
          <table:table-cell office:value-type="string" office:value="">
            <text:p/>
          </table:table-cell>
          <table:table-cell office:value-type="string" office:value="Ingrédients pour 2 personnes :&#10;280 g de lentilles cuites*&#10;2 feuilles de salade type feuille de chêne – ou 2 poignées de mâche ou de roquette&#10;1 petit poivron rouge ou orange ou 1/2 s’il est moyen ou gros**&#10;4 petites tomates grappe***&#10;1/3 de concombre Noa**&#10;12 olives noires&#10;Quelques feuilles de persil ou de basilic frais&#10;2 c. à soupe de graines de chanvre, de tournesol, de courge ou de sésame – ou un mélange&#10;2 c. à café de levure maltée ou de poudre d’amande pour les personnes cœliaques&#10;+ selon les goûts et les envies : fleur de sel, mélange 5 baies, spiruline, curcuma…****&#10;2 c. à café de moutarde à l’ancienne&#10;1 c. à soupe de vinaigre balsamique blanc ou de vinaigre de cidre&#10;2 c. à soupe d’huile de votre choix (idéalement un mélange spécial “oméga”)&#10;&#10;&#10;Déroulement de la recette :&#10;Verser les lentilles dans un saladier ou les répartir dans 2 assiettes.&#10;Laver la salade, le poivron, les tomates et le concombre.&#10;Retirer le pédoncule ainsi que les graines du poivron. Ôter les pépins du concombre qui peuvent être indigestes.&#10;Hacher la salade, détailler le poivron, les tomates et le concombre en petits dés. Ajouter dans le saladier ou répartir dans les assiettes.&#10;Ajouter les olives ainsi que le persil ou le basilic.&#10;Saupoudrer de graines et de levure maltée ou de poudre d’amande, ainsi que de fleur de sel, mélange 5 baies, spiruline, curcuma… en fonction de vos envies.&#10;Dans un petit bol, mélanger la moutarde, le vinaigre et l’huile. Ajouter dans le saladier ou répartir dans les assiettes.&#10;Mélanger avant de déguster. Vous pouvez également placer la salade de lentilles au réfrigérateur pour la manger bien fraîche.&#10;&#10;&lt;a href='https://auvertaveclili.fr/salade-de-lentilles-estivale-vegan/'&gt;https://auvertaveclili.fr/salade-de-lentilles-estivale-vegan/&lt;/a&gt;&#10;">
            <text:p>Ingrédients pour 2 personnes :
280 g de lentilles cuites*
2 feuilles de salade type feuille de chêne – ou 2 poignées de mâche ou de roquette
1 petit poivron rouge ou orange ou 1/2 s’il est moyen ou gros**
4 petites tomates grappe***
1/3 de concombre Noa**
12 olives noires
Quelques feuilles de persil ou de basilic frais
2 c. à soupe de graines de chanvre, de tournesol, de courge ou de sésame – ou un mélange
2 c. à café de levure maltée ou de poudre d’amande pour les personnes cœliaques
+ selon les goûts et les envies : fleur de sel, mélange 5 baies, spiruline, curcuma…****
2 c. à café de moutarde à l’ancienne
1 c. à soupe de vinaigre balsamique blanc ou de vinaigre de cidre
2 c. à soupe d’huile de votre choix (idéalement un mélange spécial “oméga”)


Déroulement de la recette :
Verser les lentilles dans un saladier ou les répartir dans 2 assiettes.
Laver la salade, le poivron, les tomates et le concombre.
Retirer le pédoncule ainsi que les graines du poivron. Ôter les pépins du concombre qui peuvent être indigestes.
Hacher la salade, détailler le poivron, les tomates et le concombre en petits dés. Ajouter dans le saladier ou répartir dans les assiettes.
Ajouter les olives ainsi que le persil ou le basilic.
Saupoudrer de graines et de levure maltée ou de poudre d’amande, ainsi que de fleur de sel, mélange 5 baies, spiruline, curcuma… en fonction de vos envies.
Dans un petit bol, mélanger la moutarde, le vinaigre et l’huile. Ajouter dans le saladier ou répartir dans les assiettes.
Mélanger avant de déguster. Vous pouvez également placer la salade de lentilles au réfrigérateur pour la manger bien fraîche.

&lt;a href='https://auvertaveclili.fr/salade-de-lentilles-estivale-vegan/'&gt;https://auvertaveclili.fr/salade-de-lentilles-estivale-vegan/&lt;/a&gt;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Nouilles soba shiitake tofu">
            <text:p>Nouilles soba shiitake tof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teau au chocolat">
            <text:p>Gateau au chocol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